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un sale goût dans la bouche</text:p>
      <text:p text:style-name="Standard_20_gauche">un goût de sang<text:line-break/>avec des grumeaux de dents</text:p>
      <text:p text:style-name="Standard_20_gauche"/>
      <text:p text:style-name="Standard_20_gauche">avec notre droit de vote<text:line-break/>tout juste pouvons nous<text:line-break/>parfois<text:line-break/>peut-être<text:line-break/>nous élancer moins vite<text:line-break/>contre le mur dans l'abîme<text:line-break/>mais si nous voulions changer<text:line-break/>ça se saurait</text:p>
      <text:p text:style-name="Standard_20_gauche"/>
      <text:p text:style-name="Standard_20_gauche">toujours ces vieilles métaphores<text:line-break/>ces cartes de mondes anciens<text:line-break/>il a fallu gratter les marques<text:line-break/>sur le boîtier de la boussole<text:line-break/>pour suivre la dérive<text:line-break/>de la rose des vents<text:line-break/>tempête de sable<text:line-break/>nous n'y voyons plus rien<text:line-break/>mais on dit que</text:p>
      <text:p text:style-name="Standard_20_gauche">nous faisons comme</text:p>
      <text:p text:style-name="Standard_20_gauche">si la route était claire<text:line-break/>lumières et ténèbres<text:line-break/>de part et d'autre du fil à plomb</text:p>
      <text:p text:style-name="Standard_20_gauche"/>
      <text:p text:style-name="Standard_20_gauche">ferons-nous comme<text:line-break/>encore longtemps</text:p>
      <text:p text:style-name="Standard_20_gauche"/>
      <text:p text:style-name="Standard_20_gauche">un sale goût dans la bouche</text:p>
      <text:p text:style-name="Standard_20_gauche">un goût de sang<text:line-break/>avec des grumeaux de d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8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blogiGor 053 Sale goût</text:title><text:tab/><text:tab/><text:date style:data-style-name="N108" text:date-value="2012-05-07T19:47:33.99" text:fixed="true">lundi 07 mai 2012</text:date></text:p>
      </style:header>
      <style:footer>
        <text:p text:style-name="Footer"><text:initial-creator>Igor Milhit</text:initial-creator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9:47:35</meta:creation-date>
    <dc:title>blogiGor 053 Sale goût</dc:title>
    <meta:editing-duration>PT1H14M53S</meta:editing-duration>
    <meta:editing-cycles>2</meta:editing-cycles>
    <meta:generator>LibreOffice/3.5$Linux_x86 LibreOffice_project/350m1$Build-2</meta:generator>
    <meta:keyword>blogiGor</meta:keyword>
    <meta:initial-creator>Igor Milhit</meta:initial-creator>
    <dc:date>2012-05-07T21:23:01</dc:date>
    <dc:creator>Igor Milhit</dc:creator>
    <meta:document-statistic meta:table-count="0" meta:image-count="0" meta:object-count="0" meta:page-count="1" meta:paragraph-count="11" meta:word-count="131" meta:character-count="695" meta:non-whitespace-character-count="573"/>
    <meta:user-defined meta:name="Info 1"/>
    <meta:user-defined meta:name="Info 2"/>
    <meta:user-defined meta:name="Info 3"/>
    <meta:user-defined meta:name="Info 4"/>
  </office:meta>
</office:document-meta>
</file>